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ContextHolder.setLocaleContext( @ Nullable LocaleContext loca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textHolder.getLocale( @ Nullable LocaleContext locale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eContextHolder.getLocal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eContextHolder.setLocale( @ Nullable Locale locale , boolean inherit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eContextHolder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textHolder.setLocale( @ Nullable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textHolder.setDefaultLocale( @ Nullable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textHolder.getTimeZone( @ Nullable LocaleContext locale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eContextHolder.setTimeZone( @ Nullable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textHold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textHolder.setLocaleContext( @ Nullable LocaleContext localeContext , boolean inherit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eContextHolder.setDefaultTimeZone( @ Nullable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textHolder.resetLoca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ContextHolder.setTimeZone( @ Nullable TimeZone timeZone , boolean inherit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eContextHolder.LocaleContex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